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112" calcext:value-type="float">
            <text:p>123.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44" calcext:value-type="float">
            <text:p>122.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8096" calcext:value-type="float">
            <text:p>121.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328" calcext:value-type="float">
            <text:p>121.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76" calcext:value-type="float">
            <text:p>121.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608" calcext:value-type="float">
            <text:p>121.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696" calcext:value-type="float">
            <text:p>120.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312" calcext:value-type="float">
            <text:p>120.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736" calcext:value-type="float">
            <text:p>119.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928" calcext:value-type="float">
            <text:p>119.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64" calcext:value-type="float">
            <text:p>120.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688" calcext:value-type="float">
            <text:p>119.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992" calcext:value-type="float">
            <text:p>121.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928" calcext:value-type="float">
            <text:p>119.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312" calcext:value-type="float">
            <text:p>120.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496" calcext:value-type="float">
            <text:p>119.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199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344" calcext:value-type="float">
            <text:p>118.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199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901</text:p>
          </table:table-cell>
          <table:table-cell office:value-type="string" calcext:value-type="string">
            <text:p>197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